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feee1" officeooo:paragraph-rsid="001feee1"/>
    </style:style>
    <style:style style:name="T1" style:family="text">
      <style:text-properties officeooo:rsid="001feee1"/>
    </style:style>
    <style:style style:name="T2" style:family="text">
      <style:text-properties officeooo:rsid="002189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at </text:span>Shapeshift</text:p>
      <text:list xml:id="list3761418250979922377" text:style-name="L1">
        <text:list-item>
          <text:p text:style-name="P1">Platformer</text:p>
        </text:list-item>
        <text:list-item>
          <text:p text:style-name="P2">Katze die durch die Welt tigert und sich fetter fressen kann und d<text:span text:style-name="T2">ur</text:span>ch Bewegung wieder abnimmt</text:p>
        </text:list-item>
        <text:list-item>
          <text:p text:style-name="P2">Fress-Items: Katzenfutter (rar) und Mäuse, die auch vor der Miez abhauen</text:p>
        </text:list-item>
        <text:list-item>
          <text:p text:style-name="P2">Katze wird durch ihre Fettigkeit langsamer und kann weniger hoch springen</text:p>
        </text:list-item>
        <text:list-item>
          <text:p text:style-name="P2">Fettere Katze → durchbrechen von Hindernissen mögli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1:44:36.869273292</meta:creation-date>
    <dc:date>2016-04-16T15:47:18.516233230</dc:date>
    <meta:editing-duration>PT3H47M3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6" meta:word-count="53" meta:character-count="321" meta:non-whitespace-character-count="279"/>
  </office:meta>
</office:document-meta>
</file>